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6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7968554527267926946" text:style-name="L1">
        <text:list-item>
          <text:p text:style-name="P8">3:56.8</text:p>
        </text:list-item>
        <text:list-item>
          <text:p text:style-name="P8">3:53.8</text:p>
        </text:list-item>
        <text:list-item>
          <text:p text:style-name="P8">3:50.8</text:p>
        </text:list-item>
        <text:list-item>
          <text:p text:style-name="P8">3:47.8</text:p>
        </text:list-item>
        <text:list-item>
          <text:p text:style-name="P8">3:45.0</text:p>
        </text:list-item>
        <text:list-item>
          <text:p text:style-name="P8">3:42.2</text:p>
        </text:list-item>
        <text:list-item>
          <text:p text:style-name="P8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3631375765012708535" text:style-name="L2">
        <text:list-item>
          <text:p text:style-name="P9">2:00 <text:s text:c="2"/>(10:00/mi)</text:p>
        </text:list-item>
        <text:list-item>
          <text:p text:style-name="P9">1:58</text:p>
        </text:list-item>
        <text:list-item>
          <text:p text:style-name="P9">1:56</text:p>
        </text:list-item>
        <text:list-item>
          <text:p text:style-name="P9">1:51</text:p>
        </text:list-item>
        <text:list-item>
          <text:p text:style-name="P9">1:49.4</text:p>
        </text:list-item>
        <text:list-item>
          <text:p text:style-name="P9">1:51.4</text:p>
        </text:list-item>
        <text:list-item>
          <text:p text:style-name="P9">1:47.7</text:p>
        </text:list-item>
        <text:list-item>
          <text:p text:style-name="P9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7.8 miles in the last week. </text:p>
      <text:p text:style-name="P5"/>
      <text:p text:style-name="P5"/>
      <text:p text:style-name="P5"/>
      <text:p text:style-name="P4"><text:soft-page-break/>Sat 6/11/16: <text:span text:style-name="T2">4 miles</text:span></text:p>
      <text:p text:style-name="P4">I ran 4 miles on hilly roads and grass. <text:s/>First and last miles on roads. </text:p>
      <text:p text:style-name="P4">9:19+9:11+8:35+8:34 = 35:40. <text:s/>It was 83 degrees.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11T21:48:49.29</dc:date>
    <dc:creator>James Lombardi</dc:creator>
    <meta:editing-duration>PT3H56M3S</meta:editing-duration>
    <meta:editing-cycles>29</meta:editing-cycles>
    <meta:document-statistic meta:table-count="0" meta:image-count="0" meta:object-count="0" meta:page-count="4" meta:paragraph-count="110" meta:word-count="1078" meta:character-count="5387"/>
  </office:meta>
</office:document-meta>
</file>